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10.186458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61.15pt" style:use-optimal-row-height="false" fo:break-before="auto"/>
    </style:style>
    <style:style style:name="ro3" style:family="table-row">
      <style:table-row-properties style:row-height="47.8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/>
    </style:style>
  </office:automatic-styles>
  <office:body>
    <office:spreadsheet>
      <table:calculation-settings table:case-sensitive="false" table:precision-as-shown="true" table:search-criteria-must-apply-to-whole-cell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 table:style-name="ce2">
            <draw:frame draw:z-index="1" draw:id="id0" draw:style-name="a0" draw:name="Object 1" svg:x="0.04167in" svg:y="0.02083in" svg:width="0.57292in" svg:height="0.375in" style:rel-width="scale" style:rel-height="scale">
              <draw:object-ole draw:class-id="00021A14-0000-0000-C000-000000000046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office:value-type="string" table:number-columns-spanned="3" table:number-rows-spanned="2" table:style-name="ce6">
            <text:p>LIMPEZA PESADA DE LOJA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3"/>
          <table:covered-table-cell/>
          <table:covered-table-cell table:number-columns-repeated="2"/>
          <table:table-cell table:number-columns-repeated="16380"/>
        </table:table-row>
        <table:table-row table:style-name="ro1">
          <table:table-cell table:number-columns-repeated="4" table:style-name="ce4"/>
          <table:table-cell table:number-columns-repeated="16380"/>
        </table:table-row>
        <table:table-row table:style-name="ro2">
          <table:table-cell office:value-type="string" table:style-name="ce5">
            <text:p>Loja</text:p>
          </table:table-cell>
          <table:table-cell office:value-type="string" table:style-name="ce5">
            <text:p>Nome da empresa terceira que executa limpeza pesada atualmente</text:p>
          </table:table-cell>
          <table:table-cell office:value-type="string" table:style-name="ce5">
            <text:p>Frequência da limpeza</text:p>
          </table:table-cell>
          <table:table-cell office:value-type="string" table:style-name="ce5">
            <text:p>Tipo de produto que é utilizado</text:p>
          </table:table-cell>
          <table:table-cell table:number-columns-repeated="16380"/>
        </table:table-row>
        <table:table-row table:style-name="ro3">
          <table:table-cell office:value-type="float" office:value="31" table:style-name="ce5">
            <text:p>31</text:p>
          </table:table-cell>
          <table:table-cell office:value-type="string" table:style-name="ce5">
            <text:p>TODY SERVICE</text:p>
          </table:table-cell>
          <table:table-cell office:value-type="string" table:style-name="ce5">
            <text:p>A CADA 15 DIAS</text:p>
          </table:table-cell>
          <table:table-cell office:value-type="string" table:style-name="ce5">
            <text:p>665836 CERA COMPLETE HS 5L / 433624 DETER.UHS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table table:name="Planilha2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Planilha3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urea</meta:initial-creator>
    <dc:creator>aurea</dc:creator>
    <meta:creation-date>2011-07-28T11:23:34Z</meta:creation-date>
    <dc:date>2011-07-28T21:31:44Z</dc:date>
    <meta:editing-cycles>1</meta:editing-cycles>
    <meta:editing-duration>PT414S</meta:editing-duration>
  </office:meta>
</office:document-meta>
</file>